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7b30" officeooo:paragraph-rsid="00187b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&gt; CREATE TABLE Customer3160(cust_id int primary key, name varchar2(100), dop date, nos varchar2(100), status int);</text:p>
      <text:p text:style-name="P1"></text:p>
      <text:p text:style-name="P1">Table created.</text:p>
      <text:p text:style-name="P1"></text:p>
      <text:p text:style-name="P1">SQL&gt; desc Customer3160</text:p>
      <text:p text:style-name="P1"><text:s/>Name<text:tab/><text:tab/><text:tab/><text:tab/><text:tab/> <text:s text:c="2"/>Null? <text:s text:c="3"/>Type</text:p>
      <text:p text:style-name="P1"><text:s/>----------------------------------------- -------- ----------------------------</text:p>
      <text:p text:style-name="P1"><text:s/>CUST_ID<text:tab/><text:tab/><text:tab/><text:tab/> <text:s text:c="2"/>NOT NULL NUMBER(38)</text:p>
      <text:p text:style-name="P1"><text:s/>NAME<text:tab/><text:tab/><text:tab/><text:tab/><text:tab/><text:tab/> <text:s text:c="3"/>VARCHAR2(100)</text:p>
      <text:p text:style-name="P1"><text:s/>DOP<text:tab/><text:tab/><text:tab/><text:tab/><text:tab/><text:tab/> <text:s text:c="3"/>DATE</text:p>
      <text:p text:style-name="P1"><text:s/>NOS<text:tab/><text:tab/><text:tab/><text:tab/><text:tab/><text:tab/> <text:s text:c="3"/>VARCHAR2(100)</text:p>
      <text:p text:style-name="P1"><text:s/>STATUS <text:tab/><text:tab/><text:tab/><text:tab/><text:tab/> <text:s text:c="3"/>NUMBER(38)</text:p>
      <text:p text:style-name="P1"></text:p>
      <text:p text:style-name="P1">SQL&gt; CREATE TABLE Fine3160(cust_id foreign_key(cust_id) references Customer3160(cust_id), dof date, amount number);</text:p>
      <text:p text:style-name="P1">CREATE TABLE Fine3160(cust_id foreign_key(cust_id) references Customer3160(cust_id), dof date, amount number)</text:p>
      <text:p text:style-name="P1"><text:s text:c="41"/>*</text:p>
      <text:p text:style-name="P1">ERROR at line 1:</text:p>
      <text:p text:style-name="P1">ORA-00907: missing right parenthesis</text:p>
      <text:p text:style-name="P1"></text:p>
      <text:p text:style-name="P1"></text:p>
      <text:p text:style-name="P1">SQL&gt; CREATE TABLE Fine3160(cust_id foreign_key(cust_id) references Customer3160(cust_id), dof date, amount number)</text:p>
      <text:p text:style-name="P1"><text:s text:c="2"/>2 <text:s/>)</text:p>
      <text:p text:style-name="P1"><text:s text:c="2"/>3 <text:s/>;</text:p>
      <text:p text:style-name="P1">CREATE TABLE Fine3160(cust_id foreign_key(cust_id) references Customer3160(cust_id), dof date, amount number)</text:p>
      <text:p text:style-name="P1"><text:s text:c="41"/>*</text:p>
      <text:p text:style-name="P1">ERROR at line 1:</text:p>
      <text:p text:style-name="P1">ORA-00907: missing right parenthesis</text:p>
      <text:p text:style-name="P1"></text:p>
      <text:p text:style-name="P1"></text:p>
      <text:p text:style-name="P1">SQL&gt; </text:p>
      <text:p text:style-name="P1">CREATE TABLE Fine3160(cust_id foreign key(cust_id) references Customer3160(cust_id), dof date, amount number); <text:s text:c="3"/></text:p>
      <text:p text:style-name="P1">CREATE TABLE Fine3160(cust_id foreign key(cust_id) references Customer3160(cust_id), dof date, amount nu</text:p>
      <text:p text:style-name="P1"><text:s text:c="38"/>*</text:p>
      <text:p text:style-name="P1">ERROR at line 1:</text:p>
      <text:p text:style-name="P1">ORA-00907: missing right parenthesis</text:p>
      <text:p text:style-name="P1"></text:p>
      <text:p text:style-name="P1"></text:p>
      <text:p text:style-name="P1">SQL&gt; CREATE TABLE Fine3160(cust_id int foreign key(cust_id) references Customer3160(cust_id), dof date, amount number); <text:s/></text:p>
      <text:p text:style-name="P1">CREATE TABLE Fine3160(cust_id int foreign key(cust_id) references Customer3160(cust_id), dof date, amount number)</text:p>
      <text:p text:style-name="P1"><text:s text:c="34"/>*</text:p>
      <text:p text:style-name="P1"><text:soft-page-break/>ERROR at line 1:</text:p>
      <text:p text:style-name="P1">ORA-00907: missing right parenthesis</text:p>
      <text:p text:style-name="P1"></text:p>
      <text:p text:style-name="P1"></text:p>
      <text:p text:style-name="P1">SQL&gt; CREATE TABLE Fine3160(cust_id int, foreign key(cust_id) references Customer3160(cust_id), dof date, amount number); <text:s/></text:p>
      <text:p text:style-name="P1"></text:p>
      <text:p text:style-name="P1">Table created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8-08-02T14:00:03.968736791</meta:creation-date>
    <dc:date>2018-08-02T14:00:18.566641831</dc:date>
    <dc:creator>pict </dc:creator>
    <meta:editing-duration>P0D</meta:editing-duration>
    <meta:editing-cycles>1</meta:editing-cycles>
    <meta:document-statistic meta:table-count="0" meta:image-count="0" meta:object-count="0" meta:page-count="2" meta:paragraph-count="47" meta:word-count="183" meta:character-count="1858" meta:non-whitespace-character-count="1435"/>
    <meta:generator>LibreOffice/4.2.8.2$Linux_X86_64 LibreOffice_project/420$Build-2</meta:generator>
  </office:meta>
</office:document-meta>
</file>